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46a"/>
    </style:style>
    <style:style style:name="P2" style:family="paragraph" style:parent-style-name="Standard">
      <style:paragraph-properties fo:text-align="start" style:justify-single-word="false"/>
      <style:text-properties officeooo:paragraph-rsid="001ae46a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ae46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e46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05138"/>
    </style:style>
    <style:style style:name="P6" style:family="paragraph" style:parent-style-name="Standard">
      <style:paragraph-properties fo:text-align="start" style:justify-single-word="false"/>
      <style:text-properties officeooo:paragraph-rsid="0020513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eaacd" officeooo:paragraph-rsid="001ae46a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cb80f"/>
    </style:style>
    <style:style style:name="T5" style:family="text">
      <style:text-properties officeooo:rsid="001e4ce9"/>
    </style:style>
    <style:style style:name="T6" style:family="text">
      <style:text-properties officeooo:rsid="001d7b6e"/>
    </style:style>
    <style:style style:name="T7" style:family="text">
      <style:text-properties officeooo:rsid="00205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2410958285045417029" text:style-name="L1">
        <text:list-item>
          <text:p text:style-name="P4">You step off the <text:span text:style-name="T4">6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71261878263999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60192314114" text:continue-numbering="true" text:style-name="L1">
        <text:list-item>
          <text:p text:style-name="P7"><text:span text:style-name="T3">Ashley</text:span> drops a rock off of a bridge. <text:s/>It takes the rock 4.<text:span text:style-name="T4">32</text:span> seconds to hit the ground. <text:s/>How tall is the bridge? <text:s/></text:p>
        </text:list-item>
      </text:list>
      <text:p text:style-name="P3"/>
      <text:p text:style-name="P2"/>
      <text:p text:style-name="P2"/>
      <text:list xml:id="list71261464459500" text:continue-numbering="true" text:style-name="L1">
        <text:list-item>
          <text:p text:style-name="P4">A monkey is on the ground. <text:s/>He jumps at a velocity of <text:span text:style-name="T4">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71260197865718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71260989915698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71260907119301" text:continue-numbering="true" text:style-name="L1">
        <text:list-item>
          <text:p text:style-name="P4">A man stands on top of a building. <text:s/>He throws a rock at a speed of <text:span text:style-name="T4">15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71260492166857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71261704235981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71260438088398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71261371453353" text:continue-numbering="true" text:style-name="L1">
        <text:list-item>
          <text:p text:style-name="P4"><text:soft-page-break/>A volcano is 1,<text:span text:style-name="T4">4</text:span>50 m taller than the surrounding land. <text:s/>During an eruption, a rock is shot out of the volcano directly up at a speed of 4<text:span text:style-name="T4">00</text:span>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60666001447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61443128904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4">17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61572512335" text:continue-numbering="true" text:style-name="L1">
        <text:list-item>
          <text:list>
            <text:list-item>
              <text:p text:style-name="P5">If the stands are <text:span text:style-name="T7">3</text:span> meters higher than the baseball player, what is the <text:span text:style-name="T6">total </text:span>amount of time it takes <text:span text:style-name="T6">from when he hits the ball until </text:span>the baseball land<text:span text:style-name="T6">s</text:span> in the stands?</text:p>
            </text:list-item>
          </text:list>
        </text:list-item>
      </text:list>
      <text:p text:style-name="P6"/>
      <text:p text:style-name="P2"/>
      <text:p text:style-name="P2"/>
      <text:p text:style-name="P2"/>
      <text:p text:style-name="P2"/>
      <text:list xml:id="list71261760567471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9-26T07:12:59.740856937" text:date-adjust="PT24H00M00S">09/2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152169485</meta:creation-date>
    <meta:editing-duration>PT4M19S</meta:editing-duration>
    <meta:editing-cycles>7</meta:editing-cycles>
    <meta:generator>LibreOffice/4.3.7.2$Linux_X86_64 LibreOffice_project/430$Build-2</meta:generator>
    <meta:initial-creator>Jonas Williamson</meta:initial-creator>
    <dc:date>2016-09-26T07:12:59.654329093</dc:date>
    <meta:document-statistic meta:table-count="0" meta:image-count="2" meta:object-count="0" meta:page-count="2" meta:paragraph-count="23" meta:word-count="382" meta:character-count="1863" meta:non-whitespace-character-count="1473"/>
  </office:meta>
</office:document-meta>
</file>